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Helvetica, sans-serif"/>
    <style:font-face style:name="Lohit Hindi1" svg:font-family="'Lohit Hindi'"/>
    <style:font-face style:name="OpenSymbol" svg:font-family="OpenSymbol"/>
    <style:font-face style:name="AR BLANCA" svg:font-family="'AR BLANCA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2">
      <style:text-properties style:font-name="Times New Roman" fo:font-size="12pt" style:font-size-asian="12pt" style:font-size-complex="12pt"/>
    </style:style>
    <style:style style:name="P2" style:family="paragraph" style:parent-style-name="Heading_20_2"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Text_20_body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Text_20_body"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5" style:family="paragraph" style:parent-style-name="Text_20_body">
      <style:text-properties style:font-name="Times New Roman"/>
    </style:style>
    <style:style style:name="P6" style:family="paragraph" style:parent-style-name="Text_20_body">
      <style:text-properties style:font-name="Times New Roman" fo:font-size="12pt" style:font-size-asian="12pt" style:font-size-complex="12pt"/>
    </style:style>
    <style:style style:name="P7" style:family="paragraph" style:parent-style-name="Text_20_body" style:list-style-name="L2">
      <style:text-properties style:font-name="Times New Roman" fo:font-size="12pt" style:font-size-asian="12pt" style:font-size-complex="12pt"/>
    </style:style>
    <style:style style:name="P8" style:family="paragraph" style:parent-style-name="Text_20_body" style:list-style-name="L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 style:list-style-name="L2">
      <style:paragraph-properties fo:margin-left="0cm" fo:margin-right="0cm" fo:text-indent="0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10" style:family="paragraph" style:parent-style-name="Text_20_body" style:list-style-name="L2">
      <style:paragraph-properties fo:margin-left="0cm" fo:margin-right="0cm" fo:text-indent="0cm" style:auto-text-indent="false">
        <style:tab-stops/>
      </style:paragraph-properties>
      <style:text-properties style:font-name="Times New Roman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1" style:family="paragraph" style:parent-style-name="Text_20_body" style:list-style-name="L2">
      <style:paragraph-properties fo:margin-left="0cm" fo:margin-right="0cm" fo:text-indent="0cm" style:auto-text-indent="false" fo:background-color="transparent">
        <style:tab-stops/>
        <style:background-image/>
      </style:paragraph-properties>
      <style:text-properties style:font-name="Times New Roman" fo:font-size="12p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language="zxx" fo:country="none" style:language-asian="zxx" style:country-asian="none" style:language-complex="zxx" style:country-complex="none"/>
    </style:style>
    <style:style style:name="T5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fo:font-style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Requisiti funzionali</text:h>
      <text:p text:style-name="P6"/>
      <text:list xml:id="list37419177" text:style-name="L2">
        <text:list-header>
          <text:p text:style-name="P9">Relativamente alla gestione della struttura di nido, il sistema dovrà:</text:p>
        </text:list-header>
        <text:list-item>
          <text:p text:style-name="P7">semplificare la <text:span text:style-name="T2">presentazione di richieste</text:span> da parte degli utenti e l'elaborazione di queste;</text:p>
        </text:list-item>
        <text:list-item>
          <text:p text:style-name="P7">aumentare l'automatismo nella <text:span text:style-name="T2">trasmissione delle richieste</text:span> da un ente all'altro;</text:p>
        </text:list-item>
        <text:list-item>
          <text:p text:style-name="P7"><text:span text:style-name="T2">automatizzare il reperimento</text:span> delle informazioni necessarie all'evasione delle richieste, in accordo alle procedure decisionali già in vigore e previste dal regolamento della struttura;</text:p>
          <text:p text:style-name="P10">Dovrà essere presente anche un'<text:span text:style-name="T2">interfaccia di amministrazione</text:span>, che permetta di tenere traccia, nel rispetto delle normative vigenti in materia di privacy e protezione dei dati sensibili:</text:p>
        </text:list-item>
        <text:list-item text:start-value="1">
          <text:p text:style-name="P7">degli <text:span text:style-name="T2">utenti</text:span> del servizio ammessi tramite <text:span text:style-name="T2">bando di partecipazione</text:span><text:span text:style-name="T3">, e rimossi tramite </text:span><text:span text:style-name="T2">formale richiesta di rinuncia</text:span><text:span text:style-name="T3"> o alla fine del loro ciclo scolastico;</text:span></text:p>
        </text:list-item>
        <text:list-item>
          <text:p text:style-name="P7"><text:span text:style-name="T3">della </text:span><text:span text:style-name="T2">categoria</text:span><text:span text:style-name="T3"> cui essi appartengono,</text:span></text:p>
        </text:list-item>
        <text:list-item>
          <text:p text:style-name="P7"><text:span text:style-name="T3">delle </text:span><text:span text:style-name="T2">tipologie di servizi di cui usufruiscono,</text:span></text:p>
        </text:list-item>
        <text:list-item>
          <text:p text:style-name="P7">del <text:span text:style-name="T2">personale</text:span> che gestisce il servizio, il quale viene inserito, gestito e licenziato dall'ufficio dell'istituto;</text:p>
          <text:p text:style-name="P10">Deve inoltre essere presente un sistema di<text:span text:style-name="T2"> gestione del servizio,</text:span> il quale si preoccupa di verificare:</text:p>
        </text:list-item>
        <text:list-item text:start-value="1">
          <text:p text:style-name="P7">lo <text:span text:style-name="T2">stato dei pagamenti delle rette previste</text:span></text:p>
          <text:p text:style-name="P11">I<text:span text:style-name="T4">noltre, l'università prevede un </text:span><text:span text:style-name="T5">rimborso tacito</text:span><text:span text:style-name="T4"> di parte della retta, per coloro che usufruiscono del servizio in qualità di dipendenti o utenti dell'università. Il servizio dovrà quindi provvedere anche a:</text:span></text:p>
        </text:list-item>
        <text:list-item>
          <text:p text:style-name="P7"><text:span text:style-name="T2">semplificare l'identificazione di tali utenti</text:span> e <text:span text:style-name="T2">l'erogazione dei rimborsi</text:span>, secondo le procedure già previste;</text:p>
        </text:list-item>
        <text:list-item>
          <text:p text:style-name="P8">semplificare la gestione di <text:span text:style-name="T2">tirocinanti</text:span>, da inserire in situazioni di eventuale necessità</text:p>
        </text:list-item>
        <text:list-item>
          <text:p text:style-name="P8">specificare e gestire le <text:span text:style-name="T2">variazioni delle tipologie dei servizi</text:span> che gli utenti desiderano ricevere per i propri bambini.</text:p>
          <text:p text:style-name="P10">In ultimo, è richiesto un <text:span text:style-name="T2">portale pubblico</text:span>, che permetta utilizzo dei servizi precedentemente illustrati e fornisca:</text:p>
        </text:list-item>
        <text:list-item text:start-value="1">
          <text:p text:style-name="P7">una maggiore visibilità al servizio di asilo nido, fornendo ai visitatori <text:span text:style-name="T2">informazioni sul servizio</text:span>;</text:p>
        </text:list-item>
        <text:list-item>
          <text:p text:style-name="P7">a coloro i quali sono interessati, il <text:span text:style-name="T2">materiale e le informazioni necessari</text:span> per accedere al servizio;</text:p>
        </text:list-item>
        <text:list-item>
          <text:p text:style-name="P7">la possibilità di <text:span text:style-name="T2">pubblicare informazioni di servizio e gli elenchi dei vincitori dei bandi</text:span>, a condizione di restare nel rispetto delle normative vigenti in materia di <text:span text:style-name="T2">protezione dei dati sensibili</text:span></text:p>
        </text:list-item>
        <text:list-item>
          <text:p text:style-name="P7">la possibilità di <text:span text:style-name="T2">scambiare informazioni ed esperienze</text:span> tra utenti del servizio e il personale della struttura.</text:p>
        </text:list-item>
        <text:list-item>
          <text:p text:style-name="P7">ai genitori, la possibilità di <text:span text:style-name="T2">compilare questionari</text:span>, proposti dall'amministrazione dell'asilo, in cui essi possono esprimere un <text:span text:style-name="T2">giudizio sulla qualità del servizio</text:span>;</text:p>
        </text:list-item>
        <text:list-item>
          <text:p text:style-name="P7">il servizio di <text:span text:style-name="T2">salvataggio, sintesi e presentazione delle risposte ai sopracitati questionari </text:span>al somministratore, in accordo alla normativa vigente in materia di privacy.</text:p>
        </text:list-item>
      </text:list>
      <text:p text:style-name="P6"/>
      <text:p text:style-name="P6">I requisiti funzionali suddivis per attore risultano essere i seguenti :</text:p>
      <text:p text:style-name="P6"><text:soft-page-break/></text:p>
      <text:p text:style-name="P6"/>
      <text:p text:style-name="P4"><text:span text:style-name="T1"><text:s/>Genitore:</text:span> genitore, o colui che ne fa le veci, di uno o più bambini che almeno partecipano al bando di iscrizione all'asilo. Un <text:span text:style-name="T6">Genitore </text:span>può: visualizzare tutte le attività quotidiane e gli eventi relativi alla classe del proprio figlio, partecipare al forum di @silo, compilare i questionari proposti dal sistema.</text:p>
      <text:p text:style-name="P4"><text:span text:style-name="T1">Responsabile questionari:</text:span> responsabile all'interno del comitato o delegato dell'ufficio dell'università. Il <text:span text:style-name="T6">Responsabile questionari </text:span>può: aggiungere, modificare, rimuovere questionari di inizio, metà e fine anno e questionari di rinuncia; inoltre può visualizzare le statistiche derivanti dai questionari elaborate dal sistema.</text:p>
      <text:p text:style-name="P4"><text:span text:style-name="T1">Educatore:</text:span> educatrice dell'asilo che segue il programma educativo per l'istruzione e la crescita socio/relazionale dei bambini. L'educatrice può: scrivere le attività quotidiane svolte, caricare elaborati, inserire nuovi eventi (supportata da un calendario-promemoria) relative agli alunni delle proprie classi.</text:p>
      <text:p text:style-name="P4"><text:span text:style-name="T1">Psicopedagogo: </text:span>dottore nel campo della psicopedagogia che fa da supporto alla crescita di ogni bambino e fornisce diagnosi su eventuali disturbi (es. Dislessia). Lo<text:span text:style-name="T6">Psicopedagogo </text:span>può: aggiungere, modificare, rimuovere eventi inerenti il suo campo, visualizzare tutti i suoi eventi.</text:p>
      <text:p text:style-name="P4"><text:span text:style-name="T1">Direttore: </text:span>direttore dell'asilo, responsabile dei dipendenti e della struttura, è il tramite tra l'asilo e l'università. Il <text:span text:style-name="T6">Direttore</text:span> può: aggiungere, modificare, rimuovere eventi non appartententi ai domini dell'educatore e dello psicopedagogo, visualizzare tutti gli eventi dell'asilo.</text:p>
      <text:p text:style-name="P4"><text:span text:style-name="T1">Responsabile Scientifico</text:span>: responsabile dell' università delegato dal rettore, ha il compito di inserire , rimuovere e cancellare programmi educativi e ovviamente visualizzarli.</text:p>
      <text:p text:style-name="P5"/>
      <text:h text:style-name="P2" text:outline-level="2"/>
      <text:p text:style-name="P3"><text:bookmark text:name="__RefHeading__347_493657548"/><text:bookmark-end text:name="__RefHeading__347_4936575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Helvetica, sans-serif"/>
    <style:font-face style:name="Lohit Hindi1" svg:font-family="'Lohit Hindi'"/>
    <style:font-face style:name="OpenSymbol" svg:font-family="OpenSymbol"/>
    <style:font-face style:name="AR BLANCA" svg:font-family="'AR BLANCA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51cm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Giulio Franco</meta:initial-creator>
    <meta:creation-date>2012-10-13T01:29:43</meta:creation-date>
    <dc:date>2012-10-22T17:42:04.65</dc:date>
    <meta:editing-duration>PT11M38S</meta:editing-duration>
    <meta:editing-cycles>3</meta:editing-cycles>
    <meta:document-statistic meta:table-count="0" meta:image-count="0" meta:object-count="0" meta:page-count="2" meta:paragraph-count="30" meta:word-count="618" meta:character-count="4414"/>
  </office:meta>
</office:document-meta>
</file>